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37cm" fo:keep-together="auto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 style:may-break-between-rows="true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 fo:keep-together="auto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ext_20_body">
      <style:text-properties style:font-name="Arial" officeooo:rsid="0014756d" officeooo:paragraph-rsid="0014756d"/>
    </style:style>
    <style:style style:name="P6" style:family="paragraph" style:parent-style-name="Standard">
      <style:text-properties officeooo:rsid="00208834" officeooo:paragraph-rsid="00208834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3d0ca" officeooo:paragraph-rsid="0023d0ca"/>
    </style:style>
    <style:style style:name="P8" style:family="paragraph" style:parent-style-name="Table_20_Contents" style:list-style-name="L2">
      <style:text-properties style:font-name="Arial" officeooo:rsid="0023d0ca" officeooo:paragraph-rsid="0023d0ca"/>
    </style:style>
    <style:style style:name="P9" style:family="paragraph" style:parent-style-name="Table_20_Contents" style:list-style-name="L6">
      <style:text-properties style:font-name="Arial" officeooo:rsid="0023d0ca" officeooo:paragraph-rsid="00258d48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58d48" officeooo:paragraph-rsid="00258d48"/>
    </style:style>
    <style:style style:name="P11" style:family="paragraph" style:parent-style-name="Table_20_Contents" style:list-style-name="L5">
      <style:text-properties style:font-name="Arial" officeooo:rsid="00258d48" officeooo:paragraph-rsid="00258d48"/>
    </style:style>
    <style:style style:name="P12" style:family="paragraph" style:parent-style-name="Table_20_Contents" style:list-style-name="L6">
      <style:text-properties style:font-name="Arial" officeooo:rsid="00258d48" officeooo:paragraph-rsid="00258d48"/>
    </style:style>
    <style:style style:name="P13" style:family="paragraph" style:parent-style-name="Table_20_Contents" style:list-style-name="L3">
      <style:text-properties style:font-name="Arial" fo:font-style="italic" officeooo:rsid="0021db60" officeooo:paragraph-rsid="00258d48" style:font-style-asian="italic" style:font-style-complex="italic"/>
    </style:style>
    <style:style style:name="P14" style:family="paragraph" style:parent-style-name="Table_20_Contents" style:list-style-name="L4">
      <style:text-properties style:font-name="Arial" fo:font-style="italic" officeooo:rsid="0021db60" officeooo:paragraph-rsid="00258d48" style:font-style-asian="italic" style:font-style-complex="italic"/>
    </style:style>
    <style:style style:name="P15" style:family="paragraph" style:parent-style-name="Table_20_Contents" style:list-style-name="L6">
      <style:text-properties style:font-name="Arial" fo:font-style="italic" officeooo:rsid="0021db60" officeooo:paragraph-rsid="00258d48" style:font-style-asian="italic" style:font-style-complex="italic"/>
    </style:style>
    <style:style style:name="P16" style:family="paragraph" style:parent-style-name="Table_20_Contents" style:list-style-name="L3">
      <style:text-properties style:font-name="Arial" fo:font-style="italic" officeooo:rsid="00258d48" officeooo:paragraph-rsid="00258d48" style:font-style-asian="italic" style:font-style-complex="italic"/>
    </style:style>
    <style:style style:name="P17" style:family="paragraph" style:parent-style-name="Table_20_Contents" style:list-style-name="L4">
      <style:text-properties style:font-name="Arial" fo:font-style="italic" officeooo:rsid="00258d48" officeooo:paragraph-rsid="00258d48" style:font-style-asian="italic" style:font-style-complex="italic"/>
    </style:style>
    <style:style style:name="P18" style:family="paragraph" style:parent-style-name="Table_20_Contents" style:list-style-name="L5">
      <style:text-properties style:font-name="Arial" fo:font-style="italic" officeooo:rsid="00258d48" officeooo:paragraph-rsid="00258d48" style:font-style-asian="italic" style:font-style-complex="italic"/>
    </style:style>
    <style:style style:name="P19" style:family="paragraph" style:parent-style-name="Table_20_Contents" style:list-style-name="L6">
      <style:text-properties style:font-name="Arial" fo:font-style="italic" officeooo:rsid="002504c9" officeooo:paragraph-rsid="00258d48" style:font-style-asian="italic" style:font-style-complex="italic"/>
    </style:style>
    <style:style style:name="P20" style:family="paragraph" style:parent-style-name="Table_20_Contents" style:list-style-name="L1">
      <style:text-properties style:font-name="Arial" fo:font-style="italic" officeooo:rsid="0023d0ca" officeooo:paragraph-rsid="0023d0ca" style:font-style-asian="italic" style:font-style-complex="italic"/>
    </style:style>
    <style:style style:name="P21" style:family="paragraph" style:parent-style-name="Standard">
      <style:text-properties officeooo:rsid="00208834" officeooo:paragraph-rsid="00208834"/>
    </style:style>
    <style:style style:name="P22" style:family="paragraph" style:parent-style-name="Standard">
      <style:text-properties officeooo:paragraph-rsid="00258d48"/>
    </style:style>
    <style:style style:name="T1" style:family="text">
      <style:text-properties fo:font-weight="bold" officeooo:rsid="001af903" style:font-weight-asian="bold" style:font-weight-complex="bold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222b7b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258d48"/>
    </style:style>
    <style:style style:name="T6" style:family="text">
      <style:text-properties officeooo:rsid="0025d127"/>
    </style:style>
    <style:style style:name="T7" style:family="text">
      <style:text-properties fo:font-style="italic" officeooo:rsid="002504c9" style:font-style-asian="italic" style:font-style-complex="italic"/>
    </style:style>
    <style:style style:name="T8" style:family="text">
      <style:text-properties officeooo:rsid="00265f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3">4</text:span></text:p>
          </table:table-cell>
          <table:table-cell table:style-name="Tabelle4.C1" office:value-type="string">
            <text:p text:style-name="P2">Title: <text:span text:style-name="T2">Coding session 1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data, variables</text:p>
            <text:p text:style-name="P7">reading data</text:p>
          </table:table-cell>
          <table:table-cell table:style-name="Tabelle1.C2" office:value-type="string">
            <text:list xml:id="list7084418523862974792" text:style-name="L1">
              <text:list-item>
                <text:p text:style-name="P20"><text:span text:style-name="T8">(</text:span>Intro. <text:span text:style-name="T8">Briefly describe what is covered in this session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{Displaying data}</text:p>
          </table:table-cell>
          <table:table-cell table:style-name="Tabelle1.C3" office:value-type="string">
            <text:list xml:id="list5476684198943721049" text:style-name="L2">
              <text:list-item>
                <text:p text:style-name="P8">Displaying data</text:p>
              </text:list-item>
              <text:list-item>
                <text:p text:style-name="P8">To display data we use a procedure called MsgBox. Details about MsgBox come later in the cours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0">Example1-1.vbs</text:p>
          </table:table-cell>
          <table:table-cell table:style-name="Tabelle1.C4" office:value-type="string">
            <text:list xml:id="list9172923785688371566" text:style-name="L3">
              <text:list-item>
                <text:p text:style-name="P13"><text:span text:style-name="T5">(Open editor, create a new file Example1-1.vbs)</text:span></text:p>
              </text:list-item>
              <text:list-item>
                <text:p text:style-name="P13"><text:span text:style-name="T5">(</text:span>Save file first with extension .vbs, to get the syntax highlighting in the editor<text:span text:style-name="T5">)</text:span></text:p>
              </text:list-item>
              <text:list-item>
                <text:p text:style-name="P16">(Create “Hello World” example)</text:p>
              </text:list-item>
              <text:list-item>
                <text:p text:style-name="P16">(Briefly describe data type str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0">Example1-1.vbs</text:p>
          </table:table-cell>
          <table:table-cell table:style-name="Tabelle1.C5" office:value-type="string">
            <text:list xml:id="list1681361258386898697" text:style-name="L4">
              <text:list-item>
                <text:p text:style-name="P14">(Write code <text:span text:style-name="T5">as provided in Example1-1.vbs)</text:span></text:p>
              </text:list-item>
              <text:list-item>
                <text:p text:style-name="P17"><text:span text:style-name="T5">(</text:span>E<text:span text:style-name="T5">xplain single steps, </text:span>explain commen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0">{Variables}</text:p>
          </table:table-cell>
          <table:table-cell table:style-name="Tabelle1.C6" office:value-type="string">
            <text:list xml:id="list4282074474660113406" text:style-name="L5">
              <text:list-item>
                <text:p text:style-name="P11">A way to store values</text:p>
              </text:list-item>
              <text:list-item>
                <text:p text:style-name="P11">1. we declare a variable</text:p>
              </text:list-item>
              <text:list-item>
                <text:p text:style-name="P11">2. we assign a value to it</text:p>
              </text:list-item>
              <text:list-item>
                <text:p text:style-name="P18">(Explain naming convention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10">Example1-2.vbs</text:p>
          </table:table-cell>
          <table:table-cell table:style-name="Tabelle1.C7" office:value-type="string">
            <text:list xml:id="list2592615817680178257" text:style-name="L6">
              <text:list-item>
                <text:p text:style-name="P19">(Create new file, save as Example1-<text:span text:style-name="T5">2</text:span>.vbs)</text:p>
              </text:list-item>
              <text:list-item>
                <text:p text:style-name="P15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1.8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0">{Reading data}</text:p>
          </table:table-cell>
          <table:table-cell table:style-name="Tabelle1.C8" office:value-type="string">
            <text:list xml:id="list112017469175357" text:continue-numbering="true" text:style-name="L6">
              <text:list-item>
                <text:p text:style-name="P12">Reading data</text:p>
              </text:list-item>
              <text:list-item>
                <text:p text:style-name="P12">InputBox; prompts user to enter a text</text:p>
              </text:list-item>
              <text:list-item>
                <text:p text:style-name="P12">Takes a parameter, text we want to display</text:p>
              </text:list-item>
              <text:list-item>
                <text:p text:style-name="P9">Details about <text:span text:style-name="T5">Input</text:span>Box come later in the course</text:p>
              </text:list-item>
            </text:list>
          </table:table-cell>
        </table:table-row>
      </table:table>
      <text:p text:style-name="P6"/>
      <table:table table:name="Tabelle2" table:style-name="Tabelle2">
        <table:table-column table:style-name="Tabelle2.A"/>
        <table:table-column table:style-name="Tabelle2.B"/>
        <table:table-column table:style-name="Tabelle2.C"/>
        <text:soft-page-break/>
        <table:table-row table:style-name="Tabelle2.1">
          <table:table-cell table:style-name="Tabelle2.A1" office:value-type="string">
            <text:p text:style-name="P10">8</text:p>
          </table:table-cell>
          <table:table-cell table:style-name="Tabelle2.A1" office:value-type="string">
            <text:p text:style-name="P10">Example1-3.vbs</text:p>
          </table:table-cell>
          <table:table-cell table:style-name="Tabelle2.C1" office:value-type="string">
            <text:list xml:id="list112017485166356" text:continue-numbering="true" text:style-name="L6">
              <text:list-item>
                <text:p text:style-name="P19">(Create new file, save as Example1-<text:span text:style-name="T5">3</text:span>.vbs)</text:p>
              </text:list-item>
              <text:list-item>
                <text:p text:style-name="P15">(Write code and explain <text:span text:style-name="T6">single steps. Find details in provided vbs file</text:span>)</text:p>
              </text:list-item>
            </text:list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4S</meta:editing-duration>
    <meta:editing-cycles>11</meta:editing-cycles>
    <meta:generator>LibreOffice/4.1.3.2$Windows_x86 LibreOffice_project/70feb7d99726f064edab4605a8ab840c50ec57a</meta:generator>
    <dc:date>2015-07-27T11:20:17.371000000</dc:date>
    <meta:document-statistic meta:table-count="3" meta:image-count="0" meta:object-count="0" meta:page-count="2" meta:paragraph-count="44" meta:word-count="214" meta:character-count="1193" meta:non-whitespace-character-count="104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